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10.489cm" svg:height="10.331cm" svg:x="2.824cm" svg:y="2.07cm">
          <text:p/>
        </draw:ellipse>
        <draw:line draw:style-name="gr2" draw:text-style-name="P1" draw:layer="layout" svg:x1="2.824cm" svg:y1="7.204cm" svg:x2="13.281cm" svg:y2="7.204cm">
          <text:p/>
        </draw:line>
        <draw:frame draw:style-name="gr3" draw:layer="layout" svg:width="2.445cm" svg:height="0.962cm" svg:x="13.534cm" svg:y="6.858cm">
          <draw:text-box>
            <text:p>0 / 360</text:p>
          </draw:text-box>
        </draw:frame>
        <draw:frame draw:style-name="gr3" draw:layer="layout" svg:width="1.209cm" svg:height="0.962cm" svg:x="7.393cm" svg:y="12.496cm">
          <draw:text-box>
            <text:p>90</text:p>
          </draw:text-box>
        </draw:frame>
        <draw:frame draw:style-name="gr3" draw:layer="layout" svg:width="1.56cm" svg:height="0.962cm" svg:x="1cm" svg:y="6.764cm">
          <draw:text-box>
            <text:p>180</text:p>
          </draw:text-box>
        </draw:frame>
        <draw:frame draw:style-name="gr3" draw:layer="layout" svg:width="1.56cm" svg:height="0.962cm" svg:x="7.394cm" svg:y="1cm">
          <draw:text-box>
            <text:p>270</text:p>
          </draw:text-box>
        </draw:frame>
        <draw:line draw:style-name="gr2" draw:text-style-name="P1" draw:layer="layout" svg:x1="8.096cm" svg:y1="1.976cm" svg:x2="8.008cm" svg:y2="12.433cm">
          <text:p/>
        </draw:line>
        <draw:custom-shape draw:style-name="gr4" draw:text-style-name="P1" draw:layer="layout" svg:width="0.787cm" svg:height="0.984cm" draw:transform="rotate (-0.720646448149509) translate (11.97cm 10.055cm)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4" draw:text-style-name="P1" draw:layer="layout" svg:width="0.787cm" svg:height="0.984cm" draw:transform="rotate (-2.36439753767746) translate (4.817cm 10.729cm)">
          <text:p/>
          <draw:enhanced-geometry svg:viewBox="0 0 21600 21600" draw:glue-points="10800 0 5400 10800 10800 21600 16200 10800" draw:text-areas="5400 0 16200 10800" draw:mirror-vertical="false" draw:mirror-horizontal="false" draw:type="flowchart-merge" draw:enhanced-path="M 0 0 L 21600 0 10800 21600 0 0 Z N"/>
        </draw:custom-shape>
        <draw:custom-shape draw:style-name="gr4" draw:text-style-name="P1" draw:layer="layout" svg:width="0.787cm" svg:height="0.984cm" draw:transform="rotate (2.48953764504424) translate (4.237cm 4.418cm)">
          <text:p/>
          <draw:enhanced-geometry svg:viewBox="0 0 21600 21600" draw:glue-points="10800 0 5400 10800 10800 21600 16200 10800" draw:text-areas="5400 0 16200 10800" draw:mirror-vertical="false" draw:mirror-horizontal="false" draw:type="flowchart-merge" draw:enhanced-path="M 0 0 L 21600 0 10800 21600 0 0 Z N"/>
        </draw:custom-shape>
        <draw:custom-shape draw:style-name="gr4" draw:text-style-name="P1" draw:layer="layout" svg:width="0.787cm" svg:height="0.984cm" draw:transform="rotate (0.833220184901935) translate (11.153cm 3.623cm)">
          <text:p/>
          <draw:enhanced-geometry svg:viewBox="0 0 21600 21600" draw:glue-points="10800 0 5400 10800 10800 21600 16200 10800" draw:text-areas="5400 0 16200 10800" draw:mirror-vertical="false" draw:mirror-horizontal="false" draw:type="flowchart-merge" draw:enhanced-path="M 0 0 L 21600 0 1080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ul Klint</meta:initial-creator>
    <meta:creation-date>2010-10-12T09:36:43</meta:creation-date>
    <dc:date>2010-10-16T11:41:29</dc:date>
    <dc:creator>Paul Klint</dc:creator>
    <meta:editing-duration>PT00H22M22S</meta:editing-duration>
    <meta:editing-cycles>5</meta:editing-cycles>
    <meta:generator>OpenOffice.org/3.2$Unix OpenOffice.org_project/320m18$Build-9502</meta:generator>
    <meta:document-statistic meta:object-count="11"/>
  </office:meta>
</office:document-meta>
</file>